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2.35pt" style:use-optimal-row-height="false" fo:break-before="auto"/>
    </style:style>
    <style:style style:name="ro11" style:family="table-row">
      <style:table-row-properties style:row-height="20.1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uarzo en vet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órfic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ndulante, la recta no se apreci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7" table:style-name="ce6">
            <text:p>7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oscovita 30%</text:p>
          </table:table-cell>
          <table:table-cell table:style-name="ce8"/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Cuarzo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SiO<text:span text:style-name="T1">2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os, generalmente de hábito prismático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blanco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u ondula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apreciable en lámina prim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Zonación</text:p>
          </table:table-cell>
          <table:table-cell office:value-type="string" table:style-name="ce5">
            <text:p>No presenta, aunque las etapas de crecimiento del cristal pueden estar marcadas por inclusiones fluidas o sólid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6:50Z</dc:date>
    <meta:editing-cycles>12</meta:editing-cycles>
    <meta:editing-duration>PT6392S</meta:editing-duration>
  </office:meta>
</office:document-meta>
</file>